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acheURLLister.listFiles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URLLister.listAl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acheURLLister.retrieveListing( URL url , boolean includeFiles , boolean includeDirectori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ApacheURLLister.listDirectories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